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style:use-window-font-color="true" style:text-position="0% 100%" fo:font-size="12pt" fo:font-style="normal" style:text-underline-style="none" fo:font-weight="normal" officeooo:rsid="0090041f" officeooo:paragraph-rsid="0035f1fd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use-window-font-color="true" style:text-position="0% 100%" style:font-name="DejaVu Sans1" fo:font-size="12pt" fo:font-style="normal" style:text-underline-style="none" fo:font-weight="normal" officeooo:rsid="009661be" officeooo:paragraph-rsid="0098a196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4" style:family="paragraph" style:parent-style-name="Standard">
      <style:text-properties style:use-window-font-color="true" style:text-position="0% 100%" style:font-name="DejaVu Sans1" fo:font-size="12pt" fo:font-style="normal" style:text-underline-style="none" fo:font-weight="normal" officeooo:rsid="0098a196" officeooo:paragraph-rsid="0098a196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5" style:family="paragraph" style:parent-style-name="Standard">
      <style:text-properties style:use-window-font-color="true" style:text-position="0% 100%" style:font-name="DejaVu Sans1" fo:font-size="12pt" fo:font-style="normal" style:text-underline-style="none" fo:font-weight="normal" officeooo:rsid="0098a196" officeooo:paragraph-rsid="0098d0f4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6" style:family="paragraph" style:parent-style-name="Standard">
      <style:text-properties style:use-window-font-color="true" style:text-position="0% 100%" style:font-name="DejaVu Sans1" fo:font-size="12pt" fo:font-style="normal" style:text-underline-style="none" fo:font-weight="normal" officeooo:rsid="0098a196" officeooo:paragraph-rsid="009a4483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7" style:family="paragraph" style:parent-style-name="Standard">
      <style:text-properties style:use-window-font-color="true" style:text-position="0% 100%" style:font-name="DejaVu Sans1" fo:font-size="12pt" fo:font-style="normal" style:text-underline-style="none" fo:font-weight="normal" officeooo:rsid="0098a196" officeooo:paragraph-rsid="0098d0f4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8" style:family="paragraph" style:parent-style-name="Standard">
      <style:text-properties style:use-window-font-color="true" style:text-position="0% 100%" style:font-name="DejaVu Sans1" fo:font-size="12pt" fo:font-style="normal" style:text-underline-style="none" fo:font-weight="normal" officeooo:rsid="0098a196" officeooo:paragraph-rsid="009becd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9" style:family="paragraph" style:parent-style-name="Standard">
      <style:paragraph-properties fo:break-before="page"/>
      <style:text-properties style:use-window-font-color="true" style:text-position="0% 100%" style:font-name="DejaVu Sans1" fo:font-size="12pt" fo:font-style="normal" style:text-underline-style="none" fo:font-weight="normal" officeooo:rsid="0098a196" officeooo:paragraph-rsid="0098a196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0" style:family="paragraph" style:parent-style-name="Standard">
      <style:paragraph-properties fo:break-before="page"/>
      <style:text-properties style:use-window-font-color="true" style:text-position="0% 100%" style:font-name="DejaVu Sans1" fo:font-size="12pt" fo:font-style="normal" style:text-underline-style="none" fo:font-weight="normal" officeooo:rsid="0098a196" officeooo:paragraph-rsid="0098d0f4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1" style:family="paragraph" style:parent-style-name="Standard">
      <style:paragraph-properties fo:break-before="page"/>
      <style:text-properties style:use-window-font-color="true" style:text-position="0% 100%" style:font-name="DejaVu Sans1" fo:font-size="12pt" fo:font-style="normal" style:text-underline-style="none" fo:font-weight="normal" officeooo:rsid="0098a196" officeooo:paragraph-rsid="009a4483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2" style:family="paragraph" style:parent-style-name="Heading_20_1" style:master-page-name="First_20_Page">
      <style:paragraph-properties fo:margin-top="0cm" fo:margin-bottom="0cm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2" style:font-size-asian="16.1000003814697pt" style:font-weight-asian="bold" style:font-name-complex="Lohit Hindi" style:font-size-complex="16.1000003814697pt" style:font-weight-complex="bold"/>
    </style:style>
    <style:style style:name="P13" style:family="paragraph">
      <style:paragraph-properties fo:text-align="center"/>
    </style:style>
    <style:style style:name="T1" style:family="text">
      <style:text-properties officeooo:rsid="004d39bb"/>
    </style:style>
    <style:style style:name="T2" style:family="text">
      <style:text-properties officeooo:rsid="0090a4dc"/>
    </style:style>
    <style:style style:name="T3" style:family="text">
      <style:text-properties officeooo:rsid="0097f7af"/>
    </style:style>
    <style:style style:name="T4" style:family="text">
      <style:text-properties officeooo:rsid="0098a196"/>
    </style:style>
    <style:style style:name="T5" style:family="text">
      <style:text-properties style:text-position="super 58%" officeooo:rsid="0098a196"/>
    </style:style>
    <style:style style:name="T6" style:family="text">
      <style:text-properties style:text-position="super 58%" officeooo:rsid="0098d0f4"/>
    </style:style>
    <style:style style:name="T7" style:family="text">
      <style:text-properties style:text-position="super 58%" officeooo:rsid="009a4483"/>
    </style:style>
    <style:style style:name="T8" style:family="text">
      <style:text-properties style:text-position="sub 58%" officeooo:rsid="0098a196"/>
    </style:style>
    <style:style style:name="T9" style:family="text">
      <style:text-properties officeooo:rsid="0098d0f4"/>
    </style:style>
    <style:style style:name="T10" style:family="text">
      <style:text-properties style:text-position="0% 100%" officeooo:rsid="0098d0f4"/>
    </style:style>
    <style:style style:name="T11" style:family="text">
      <style:text-properties officeooo:rsid="009a4483"/>
    </style:style>
    <style:style style:name="T12" style:family="text">
      <style:text-properties officeooo:rsid="009becde"/>
    </style:style>
    <style:style style:name="T13" style:family="text">
      <style:text-properties fo:background-color="transparent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draw:ole-draw-aspect="1"/>
    </style:style>
    <style:style style:name="gr1" style:family="graphic">
      <style:graphic-properties svg:stroke-width="0.019cm" draw:fill="none" draw:textarea-vertical-align="middle" draw:auto-grow-height="false" fo:min-height="1.321cm" fo:min-width="0.88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20<text:span text:style-name="T1">11</text:span>-(<text:span text:style-name="T1">04</text:span>)<text:span text:style-name="T1">apr</text:span>-<text:span text:style-name="T3">07</text:span>: dag <text:span text:style-name="T2">2</text:span><text:span text:style-name="T3">1</text:span></text:h>
      <text:p text:style-name="P2"/>
      <text:p text:style-name="P4">3)<text:tab/>Kodens längd n</text:p>
      <text:p text:style-name="P4"/>
      <text:p text:style-name="P4"><text:tab/>Sfärpackningssatsen</text:p>
      <text:p text:style-name="P4"/>
      <text:p text:style-name="P3"><draw:custom-shape text:anchor-type="paragraph" draw:z-index="2" draw:style-name="gr1" draw:text-style-name="P13" svg:width="0.503cm" svg:height="3.28cm" draw:transform="rotate (1.5707963267946) translate (2.85573611111111cm 1.7145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4"><text:tab/><text:tab/></text:span><text:span text:style-name="T4"><draw:frame draw:style-name="fr1" draw:name="Object1" text:anchor-type="as-char" svg:width="4.791cm" svg:height="1.214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4"/>
      <text:p text:style-name="P3"><text:span text:style-name="T4"><text:tab/><text:tab/> <text:s text:c="3"/></text:span><text:span text:style-name="T4"><draw:frame draw:style-name="fr1" draw:name="Object2" text:anchor-type="as-char" svg:width="2.983cm" svg:height="1.048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4"/>
      <text:p text:style-name="P4"/>
      <text:p text:style-name="P4"><text:tab/>Det vill säga</text:p>
      <text:p text:style-name="P4"/>
      <text:p text:style-name="P3"><text:span text:style-name="T4"><text:tab/><text:tab/>n:<text:tab/>n</text:span><text:span text:style-name="T5">2</text:span><text:span text:style-name="T4"> + n + 2<text:tab/> <text:s/>≤<text:tab/>2</text:span><text:span text:style-name="T5">n − 1</text:span></text:p>
      <text:p text:style-name="P4"/>
      <text:p text:style-name="P4"><text:tab/><text:tab/>1<text:tab/> <text:s text:c="7"/>4<text:tab/><text:tab/> <text:s text:c="2"/>1</text:p>
      <text:p text:style-name="P4"><text:tab/><text:tab/>2<text:tab/> <text:s text:c="7"/>8<text:tab/><text:tab/> <text:s text:c="2"/>2</text:p>
      <text:p text:style-name="P4"><text:tab/><text:tab/>3<text:tab/> <text:s text:c="6"/>14<text:tab/><text:tab/> <text:s text:c="2"/>4</text:p>
      <text:p text:style-name="P4"><text:tab/><text:tab/>4<text:tab/> <text:s text:c="6"/>22<text:tab/><text:tab/> <text:s text:c="2"/>8</text:p>
      <text:p text:style-name="P4"><text:tab/><text:tab/>5<text:tab/> <text:s text:c="6"/>32<text:tab/><text:tab/> <text:s/>16</text:p>
      <text:p text:style-name="P4"><text:tab/><text:tab/>6<text:tab/> <text:s text:c="6"/>44<text:tab/><text:tab/> <text:s/>32</text:p>
      <text:p text:style-name="P4"><text:tab/><text:tab/>7<text:tab/> <text:s text:c="6"/>58<text:tab/><text:tab/> <text:s/>64</text:p>
      <text:p text:style-name="P4"/>
      <text:p text:style-name="P4"><text:tab/>Så sfärpackningssatsen ger n ≥ 7.</text:p>
      <text:p text:style-name="P4"/>
      <text:p text:style-name="P3"><text:span text:style-name="T4"><text:tab/>Men om c</text:span><text:span text:style-name="T8">1</text:span><text:span text:style-name="T4">, c</text:span><text:span text:style-name="T8">2</text:span><text:span text:style-name="T4"> av längd 7 har avstånd minst 5</text:span></text:p>
      <text:p text:style-name="P3"><text:span text:style-name="T4"><text:tab/>(för två felrättningar) till c</text:span><text:span text:style-name="T8">3</text:span><text:span text:style-name="T4"> kan avståndet mellan</text:span></text:p>
      <text:p text:style-name="P3"><text:span text:style-name="T4"><text:tab/>c</text:span><text:span text:style-name="T8">1</text:span><text:span text:style-name="T4"> och c</text:span><text:span text:style-name="T8">2</text:span><text:span text:style-name="T4"> inte vara &gt; 4:</text:span></text:p>
      <text:p text:style-name="P4"/>
      <text:p text:style-name="P3"><text:span text:style-name="T4"><text:tab/><text:tab/>Låt<text:tab/>A = {Positioner där c</text:span><text:span text:style-name="T8">1</text:span><text:span text:style-name="T4"> och c</text:span><text:span text:style-name="T8">3</text:span><text:span text:style-name="T4"> skiljer sig}</text:span></text:p>
      <text:p text:style-name="P3"><text:span text:style-name="T4"><text:tab/><text:tab/><text:tab/>B = {Positioner där c</text:span><text:span text:style-name="T8">2</text:span><text:span text:style-name="T4"> och c</text:span><text:span text:style-name="T8">3</text:span><text:span text:style-name="T4"> skiljer sig}</text:span></text:p>
      <text:p text:style-name="P4"/>
      <text:p text:style-name="P4"/>
      <text:p text:style-name="P3"><text:span text:style-name="T4"><text:tab/>∂(c</text:span><text:span text:style-name="T8">1</text:span><text:span text:style-name="T4">, c</text:span><text:span text:style-name="T8">2</text:span><text:span text:style-name="T4">) = |(A ∪ B) \ (A ∩ B)| = |A ∪ B| − |A ∩ B| ≤ 4</text:span></text:p>
      <text:p text:style-name="P4"/>
      <text:p text:style-name="P3"><text:span text:style-name="T4"><text:tab/></text:span><text:span text:style-name="T4"><draw:frame draw:style-name="fr1" draw:name="Object3" text:anchor-type="as-char" svg:width="7.927cm" svg:height="0.787cm" draw:z-index="3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"><text:tab/><text:tab/><text:tab/><text:tab/> <text:s text:c="5"/>↑</text:p>
      <text:p text:style-name="P4"><text:tab/><text:tab/><text:tab/><text:tab/> <text:s/>så ≥ 3</text:p>
      <text:p text:style-name="P4"/>
      <text:p text:style-name="P4"><text:tab/>7 räcker inte, men med n = 8</text:p>
      <text:p text:style-name="P4"/>
      <text:p text:style-name="P4"><text:tab/>C= {00000000, 11111000, 00011111, 11100111}</text:p>
      <text:p text:style-name="P9">4)</text:p>
      <text:p text:style-name="P3"><text:span text:style-name="T4"><text:tab/></text:span><text:span text:style-name="T4"><draw:frame draw:style-name="fr1" draw:name="Object4" text:anchor-type="as-char" svg:width="13.968cm" svg:height="2.321cm" draw:z-index="4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4"/>
      <text:p text:style-name="P3"><text:span text:style-name="T4"><text:tab/></text:span><text:span text:style-name="T4"><draw:frame draw:style-name="fr1" draw:name="Object5" text:anchor-type="as-char" svg:width="14cm" svg:height="2.332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4"/>
      <text:p text:style-name="P4"/>
      <text:p text:style-name="P3"><text:span text:style-name="T4"><text:tab/>H och H</text:span><text:span text:style-name="T8">1</text:span><text:span text:style-name="T4"> definierar sama linjär kod C.</text:span></text:p>
      <text:p text:style-name="P4"><text:tab/>Linjärt oberoende rader så rang H = 4.</text:p>
      <text:p text:style-name="P4"/>
      <text:p text:style-name="P4"/>
      <text:p text:style-name="P3"><text:span text:style-name="T4"><text:tab/>a)<text:tab/>Antalet ord i C, |C| = 2</text:span><text:span text:style-name="T5">k</text:span><text:span text:style-name="T4"> = 2</text:span><text:span text:style-name="T5">n − rank H</text:span><text:span text:style-name="T4"> = 2</text:span><text:span text:style-name="T5">8 − 4</text:span><text:span text:style-name="T4"> = 16</text:span></text:p>
      <text:p text:style-name="P4"/>
      <text:p text:style-name="P4"><text:tab/>c)<text:tab/>Antalet ord inte i C:</text:p>
      <text:p text:style-name="P4"/>
      <text:p text:style-name="P3"><text:span text:style-name="T4"><text:tab/><text:tab/><text:tab/>2</text:span><text:span text:style-name="T5">8</text:span><text:span text:style-name="T4"> − |C| = 256 − 16 = 240</text:span></text:p>
      <text:p text:style-name="P4"/>
      <text:p text:style-name="P4"><text:tab/>d)<text:tab/>Ett sådant ord:<text:tab/>00100111</text:p>
      <text:p text:style-name="P4"/>
      <text:p text:style-name="P4"><text:tab/>e)<text:tab/>Felaktiga ord med ett fel:</text:p>
      <text:p text:style-name="P4"/>
      <text:p text:style-name="P4"><text:tab/><text:tab/><text:tab/>16 ⋅ 8 = 128 <text:s/>stycken</text:p>
      <text:p text:style-name="P4"/>
      <text:p text:style-name="P4"><text:tab/>f)<text:tab/>Rätta ordet 01111000</text:p>
      <text:p text:style-name="P4"/>
      <text:p text:style-name="P3"><text:span text:style-name="T4"><text:tab/><text:tab/></text:span><text:span text:style-name="T4"><draw:frame draw:style-name="fr1" draw:name="Object6" text:anchor-type="as-char" svg:width="5.459cm" svg:height="1.665cm" draw:z-index="6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4"/>
      <text:p text:style-name="P4"/>
      <text:p text:style-name="P4"><text:tab/><text:tab/>Så det rättade ordet (ett fel):<text:tab/>01110000</text:p>
      <text:p text:style-name="P4"/>
      <text:p text:style-name="P10"><text:span text:style-name="T9">5)<text:tab/>Om H har en m linjört oberoende rader skall n = 7 + m ty</text:span></text:p>
      <text:p text:style-name="P5"><text:span text:style-name="T9"><text:tab/>dimensionen k = n − rank H = 7 − m.</text:span></text:p>
      <text:p text:style-name="P5"><text:span text:style-name="T9"/></text:p>
      <text:p text:style-name="P5"><text:span text:style-name="T9"><text:tab/>1-felrättande om all kolonner olika ≠ </text:span><text:span text:style-name="T9"><draw:frame draw:style-name="fr2" draw:name="Object7" text:anchor-type="as-char" svg:width="0.734cm" svg:height="2.23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9"><text:tab/><text:tab/><text:tab/>128 = 2</text:span><text:span text:style-name="T6">7</text:span></text:p>
      <text:p text:style-name="P5"><text:span text:style-name="T10"/></text:p>
      <text:p text:style-name="P5"><text:span text:style-name="T9"><text:tab/>Så 7 + m ≤ 2</text:span><text:span text:style-name="T6">m</text:span><text:span text:style-name="T9"> − 1</text:span></text:p>
      <text:p text:style-name="P5"><text:span text:style-name="T9"/></text:p>
      <text:p text:style-name="P5"><text:span text:style-name="T9"><text:tab/>m<text:tab/>8 + m<text:tab/>≤<text:tab/>2</text:span><text:span text:style-name="T6">m</text:span></text:p>
      <text:p text:style-name="P5"><text:span text:style-name="T9"><text:tab/>1<text:tab/>9<text:tab/><text:tab/><text:tab/>2<text:tab/>X</text:span></text:p>
      <text:p text:style-name="P5"><text:span text:style-name="T9"><text:tab/>2<text:tab/>10<text:tab/><text:tab/><text:tab/>4<text:tab/>X</text:span></text:p>
      <text:p text:style-name="P5"><text:span text:style-name="T9"><text:tab/>3<text:tab/>11<text:tab/><text:tab/><text:tab/>8<text:tab/>X</text:span></text:p>
      <text:p text:style-name="P5"><text:span text:style-name="T9"><text:tab/>4<text:tab/>12<text:tab/><text:tab/><text:tab/>16<text:tab/>0<text:tab/>OK</text:span></text:p>
      <text:p text:style-name="P5"><text:span text:style-name="T9"/></text:p>
      <text:p text:style-name="P5"><text:span text:style-name="T9"/></text:p>
      <text:p text:style-name="P5"><text:span text:style-name="T9"><text:tab/>Så minimala antalet rader i H = 4.</text:span></text:p>
      <text:p text:style-name="P5"><text:span text:style-name="T9"><text:tab/>Kolonner: 11</text:span></text:p>
      <text:p text:style-name="P5"><text:span text:style-name="T9"/></text:p>
      <text:p text:style-name="P5"><text:span text:style-name="T9"/></text:p>
      <text:p text:style-name="P5"><text:span text:style-name="T9"><text:tab/></text:span><text:span text:style-name="T9"><draw:frame draw:style-name="fr2" draw:name="Object8" text:anchor-type="as-char" svg:width="8.033cm" svg:height="2.321cm" draw:z-index="8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>8)<text:tab/></text:span><text:span text:style-name="T9"><draw:frame draw:style-name="fr3" draw:name="Object9" text:anchor-type="as-char" svg:y="-0.672cm" svg:width="5.438cm" svg:height="0.787cm" draw:z-index="9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5"><text:span text:style-name="T9"/></text:p>
      <text:p text:style-name="P5"><text:span text:style-name="T9"><text:tab/>m = (p − 1)(q − q) = 6 ⋅ 10 = 60</text:span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><text:tab/>a)<text:tab/>Parametern e = 45 går ej ty sgd(45, 6) = 13 ≠ 1</text:span></text:p>
      <text:p text:style-name="P5"><text:span text:style-name="T9"/></text:p>
      <text:p text:style-name="P5"><text:span text:style-name="T9"/></text:p>
      <text:p text:style-name="P5"><text:span text:style-name="T9"><text:tab/>b)<text:tab/>e = 13 går bra sgd(13, 60) = 1</text:span></text:p>
      <text:p text:style-name="P5"><text:span text:style-name="T9"/></text:p>
      <text:p text:style-name="P5"><text:span text:style-name="T9"><text:tab/><text:tab/>Vad blir d?<text:tab/>(ed ≡ 1 (mod m))</text:span></text:p>
      <text:p text:style-name="P5"><text:span text:style-name="T9"/></text:p>
      <text:p text:style-name="P10"><text:span text:style-name="T9"><text:tab/><text:tab/>Euklides' algoritm:</text:span></text:p>
      <text:p text:style-name="P5"><text:span text:style-name="T9"/></text:p>
      <text:p text:style-name="P5"><text:span text:style-name="T9"><text:tab/><text:tab/><text:tab/>60 = 4 ⋅ 13 + 8</text:span></text:p>
      <text:p text:style-name="P5"><text:span text:style-name="T9"><text:tab/><text:tab/><text:tab/>13 = 1 ⋅ 8 + 5</text:span></text:p>
      <text:p text:style-name="P5"><text:span text:style-name="T9"><text:tab/><text:tab/><text:tab/>8 = 1 ⋅ 5 + 3</text:span></text:p>
      <text:p text:style-name="P5"><text:span text:style-name="T9"><text:tab/><text:tab/><text:tab/>5 = 1 ⋅ 3 + 2</text:span></text:p>
      <text:p text:style-name="P5"><text:span text:style-name="T9"><text:tab/><text:tab/><text:tab/>3 = 1 ⋅ 2 + 1</text:span></text:p>
      <text:p text:style-name="P5"><text:span text:style-name="T9"/></text:p>
      <text:p text:style-name="P5"><text:span text:style-name="T9"><text:tab/><text:tab/>1 = 3 − 2 =</text:span></text:p>
      <text:p text:style-name="P5"><text:span text:style-name="T9"><text:tab/><text:tab/>= 3 − (5 − 3) =</text:span></text:p>
      <text:p text:style-name="P5"><text:span text:style-name="T9"><text:tab/><text:tab/>= 2⋅3 − 5 =</text:span></text:p>
      <text:p text:style-name="P5"><text:span text:style-name="T9"><text:tab/><text:tab/>= 2(8 − 5) − 5=</text:span></text:p>
      <text:p text:style-name="P5"><text:span text:style-name="T9"><text:tab/><text:tab/>= 2⋅8 − 3⋅5 =</text:span></text:p>
      <text:p text:style-name="P5"><text:span text:style-name="T9"><text:tab/><text:tab/>= 2⋅8 − 3(13 − 8) =</text:span></text:p>
      <text:p text:style-name="P5"><text:span text:style-name="T9"><text:tab/><text:tab/>= −3 ⋅ 13 <text:s/>+ 5⋅8 =</text:span></text:p>
      <text:p text:style-name="P5"><text:span text:style-name="T9"><text:tab/><text:tab/>= −3⋅13 + 5(60 − 4⋅13) =</text:span></text:p>
      <text:p text:style-name="P5"><text:span text:style-name="T9"><text:tab/><text:tab/>= 5⋅60 − 23⋅13 =</text:span></text:p>
      <text:p text:style-name="P5"><text:span text:style-name="T9"><text:tab/><text:tab/>= (5 − 13)⋅60 + (60 − 23)⋅13 =</text:span></text:p>
      <text:p text:style-name="P5"><text:span text:style-name="T9"><text:tab/><text:tab/>= 37⋅13 − 8⋅60</text:span></text:p>
      <text:p text:style-name="P7"><text:span text:style-name="T9"/></text:p>
      <text:p text:style-name="P8"><text:span text:style-name="T9"><text:tab/><text:tab/>Så</text:span><text:span text:style-name="T12"> <text:s/></text:span><text:span text:style-name="T9">37⋅13</text:span><text:span text:style-name="T12"> ≡ 1 (mod 60) <text:s/>vi har d = 37</text:span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><text:tab/>c)<text:tab/>E(3) = 3</text:span><text:span text:style-name="T7">13</text:span><text:span text:style-name="T11"> = 3</text:span><text:span text:style-name="T7">8</text:span><text:span text:style-name="T11"> ⋅ 3</text:span><text:span text:style-name="T7">4</text:span><text:span text:style-name="T11"> ⋅ 3</text:span><text:span text:style-name="T7">1</text:span></text:p>
      <text:p text:style-name="P6"><text:span text:style-name="T11"/></text:p>
      <text:p text:style-name="P6"><text:span text:style-name="T11"><text:tab/><text:tab/>3</text:span><text:span text:style-name="T7">2</text:span><text:span text:style-name="T11"> ≡ 9, <text:s/>3</text:span><text:span text:style-name="T7">4</text:span><text:span text:style-name="T11"> = 9</text:span><text:span text:style-name="T7">2</text:span><text:span text:style-name="T11"> ≡ 4, <text:s/>3</text:span><text:span text:style-name="T7">8</text:span><text:span text:style-name="T11"> = 4</text:span><text:span text:style-name="T7">2</text:span><text:span text:style-name="T11"> ≡ 16<text:tab/>(mod 77)</text:span></text:p>
      <text:p text:style-name="P6"><text:span text:style-name="T11"/></text:p>
      <text:p text:style-name="P6"><text:span text:style-name="T11"/></text:p>
      <text:p text:style-name="P6"><text:span text:style-name="T11"><text:tab/><text:tab/>E(3) ≡ 6 ⋅ 4 ⋅ 3 = 192 ≡ 36<text:tab/>(mod 77)</text:span></text:p>
      <text:p text:style-name="P6"><text:span text:style-name="T11"/></text:p>
      <text:p text:style-name="P6"><text:span text:style-name="T11"><text:tab/><text:tab/>Så E(3) = 38</text:span></text:p>
      <text:p text:style-name="P6"><text:span text:style-name="T11"/></text:p>
      <text:p text:style-name="P6"><text:span text:style-name="T11"/></text:p>
      <text:p text:style-name="P6"><text:span text:style-name="T11"><text:tab/>d)<text:tab/>D(2) ≡ 2</text:span><text:span text:style-name="T7">37</text:span><text:span text:style-name="T11"> ≡ 2</text:span><text:span text:style-name="T7">32</text:span><text:span text:style-name="T11"> ⋅ 2</text:span><text:span text:style-name="T7">4</text:span><text:span text:style-name="T11"> ⋅ 2≡ 4 ⋅ 16 ⋅ 2 = 128 ≡ 51<text:tab/> (mod 77)</text:span></text:p>
      <text:p text:style-name="P6"><text:span text:style-name="T11"/></text:p>
      <text:p text:style-name="P6"><text:span text:style-name="T11"><text:tab/><text:tab/>1<text:tab/>2<text:tab/>4<text:tab/>8<text:tab/>16<text:tab/>32</text:span></text:p>
      <text:p text:style-name="P6"><text:span text:style-name="T11"><text:tab/><text:tab/>2<text:tab/>4<text:tab/>16<text:tab/>25<text:tab/>9<text:tab/>4</text:span></text:p>
      <text:p text:style-name="P6"><text:span text:style-name="T11"/></text:p>
      <text:p text:style-name="P11"><text:span text:style-name="T11">11)<text:tab/>Är 63 ett primtal?</text:span></text:p>
      <text:p text:style-name="P6"><text:span text:style-name="T11"/></text:p>
      <text:p text:style-name="P6"><text:span text:style-name="T11"><text:tab/>Fermattest med bas 2</text:span></text:p>
      <text:p text:style-name="P6"><text:span text:style-name="T11"/></text:p>
      <text:p text:style-name="P6"><text:span text:style-name="T11"><text:tab/>2</text:span><text:span text:style-name="T7">62</text:span><text:span text:style-name="T11"> ≡ ? (mod 63)</text:span></text:p>
      <text:p text:style-name="P6"><text:span text:style-name="T11"/></text:p>
      <text:p text:style-name="P6"><text:span text:style-name="T11"><text:tab/>2</text:span><text:span text:style-name="T7">62</text:span><text:span text:style-name="T11"> = 2</text:span><text:span text:style-name="T7">32</text:span><text:span text:style-name="T11"> ⋅ 2</text:span><text:span text:style-name="T7">16</text:span><text:span text:style-name="T11"> ⋅ 2</text:span><text:span text:style-name="T7">8</text:span><text:span text:style-name="T11"> ⋅ 2</text:span><text:span text:style-name="T7">4</text:span><text:span text:style-name="T11"> ⋅ 2</text:span><text:span text:style-name="T7">2</text:span></text:p>
      <text:p text:style-name="P6"><text:span text:style-name="T11"/></text:p>
      <text:p text:style-name="P6"><text:span text:style-name="T11"><text:tab/>mod 63:<text:tab/>2</text:span><text:span text:style-name="T7">2</text:span><text:span text:style-name="T11"> = 4</text:span></text:p>
      <text:p text:style-name="P6"><text:span text:style-name="T11"><text:tab/><text:tab/><text:tab/>2</text:span><text:span text:style-name="T7">4</text:span><text:span text:style-name="T11"> = 4</text:span><text:span text:style-name="T7">2</text:span><text:span text:style-name="T11"> = 16</text:span></text:p>
      <text:p text:style-name="P6"><text:span text:style-name="T11"><text:tab/><text:tab/><text:tab/>2</text:span><text:span text:style-name="T7">8</text:span><text:span text:style-name="T11"> = 16</text:span><text:span text:style-name="T7">2</text:span><text:span text:style-name="T11"> = 256 ≡ 4</text:span></text:p>
      <text:p text:style-name="P6"><text:span text:style-name="T11"><text:tab/><text:tab/><text:tab/>2</text:span><text:span text:style-name="T7">16</text:span><text:span text:style-name="T11"> = 4</text:span><text:span text:style-name="T7">2</text:span><text:span text:style-name="T11"> = 16</text:span></text:p>
      <text:p text:style-name="P6"><text:span text:style-name="T11"><text:tab/><text:tab/><text:tab/>2</text:span><text:span text:style-name="T7">32</text:span><text:span text:style-name="T11"> = 16</text:span><text:span text:style-name="T7">2</text:span><text:span text:style-name="T11"> ≡ 4</text:span></text:p>
      <text:p text:style-name="P6"><text:span text:style-name="T11"/></text:p>
      <text:p text:style-name="P6"><text:span text:style-name="T11"/></text:p>
      <text:p text:style-name="P6"><text:span text:style-name="T11"><text:tab/></text:span><text:span text:style-name="T11"><draw:frame draw:style-name="fr2" draw:name="Object10" text:anchor-type="as-char" svg:width="8.165cm" svg:height="1.028cm" draw:z-index="10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6"><text:span text:style-name="T11"/></text:p>
      <text:p text:style-name="P6"><text:span text:style-name="T11"><text:tab/>Ej primtal.</text:span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>12)<text:tab/>Vad är 43</text:span><text:span text:style-name="T7">139702</text:span><text:span text:style-name="T11"> (mod 101)?</text:span></text:p>
      <text:p text:style-name="P6"><text:span text:style-name="T11"/></text:p>
      <text:p text:style-name="P6"><text:span text:style-name="T11"/></text:p>
      <text:p text:style-name="P6"><text:span text:style-name="T11"><text:tab/>101 är ett primtal och 101 ∤ 43 så</text:span></text:p>
      <text:p text:style-name="P6"><text:span text:style-name="T11"/></text:p>
      <text:p text:style-name="P6"><text:span text:style-name="T11"><text:tab/>43</text:span><text:span text:style-name="T7">100</text:span><text:span text:style-name="T11"> ≡ 1 (mod 101)<text:tab/>{Fermats lilla sats}</text:span></text:p>
      <text:p text:style-name="P6"><text:span text:style-name="T11"/></text:p>
      <text:p text:style-name="P6"><text:span text:style-name="T11"><text:tab/>Så:</text:span></text:p>
      <text:p text:style-name="P6"><text:span text:style-name="T11"><text:tab/><text:tab/>43</text:span><text:span text:style-name="T7">139702</text:span><text:span text:style-name="T11"> = 43</text:span><text:span text:style-name="T7">1307</text:span><text:span text:style-name="T11"> ⋅ 43</text:span><text:span text:style-name="T7">2</text:span><text:span text:style-name="T11"> = 43</text:span><text:span text:style-name="T7">2</text:span><text:span text:style-name="T11"> = 1849</text:span></text:p>
      <text:p text:style-name="P6"><text:span text:style-name="T11"/></text:p>
      <text:p text:style-name="P6"><text:span text:style-name="T11"><text:tab/><text:tab/>18⋅101 + 31 = 31</text:span></text:p>
      <text:p text:style-name="P6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one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cm" fo:margin-right="0cm" fo:text-align="start" style:justify-single-word="false" fo:text-indent="0cm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5-20T07:41:17</dc:date>
    <dc:creator>Mattias </dc:creator>
    <meta:editing-duration>PT80H32M17S</meta:editing-duration>
    <meta:editing-cycles>82</meta:editing-cycles>
    <meta:generator>OpenOffice.org/3.2$Unix OpenOffice.org_project/320m19$Build-9505</meta:generator>
    <meta:document-statistic meta:table-count="0" meta:image-count="0" meta:object-count="10" meta:page-count="5" meta:paragraph-count="99" meta:word-count="618" meta:character-count="2342"/>
  </office:meta>
</office:document-meta>
</file>

<file path=Object 1/content.xml><?xml version="1.0" encoding="utf-8"?>
<math xmlns="http://www.w3.org/1998/Math/MathML">
  <semantics>
    <mrow>
      <mn>4</mn>
      <mfenced open="" close="">
        <mrow>
          <mfenced open="" close="">
            <mtable>
              <mtr>
                <mtd>
                  <mi mathvariant="normal">n</mi>
                </mtd>
              </mtr>
            </mtable>
          </mfenced>
          <mtext> + </mtext>
          <mfenced open="" close="">
            <mtable>
              <mtr>
                <mtd>
                  <mi mathvariant="normal">n</mi>
                </mtd>
              </mtr>
            </mtable>
          </mfenced>
          <mtext> + </mtext>
          <mfenced open="" close="">
            <mtable>
              <mtr>
                <mtd>
                  <mi mathvariant="normal">n</mi>
                </mtd>
              </mtr>
            </mtable>
          </mfenced>
        </mrow>
      </mfenced>
      <msup>
        <mtext> ≤ 2</mtext>
        <mi mathvariant="normal">n</mi>
      </msup>
    </mrow>
    <annotation encoding="StarMath 5.0">4 left ( left ( binom n 0 right ) " + " left ( binom n 1 right ) " + " left ( binom n 2 right ) right ) " ≤ 2"^n</annotation>
  </semantics>
</math>
</file>

<file path=Object 10/content.xml><?xml version="1.0" encoding="utf-8"?>
<math xmlns="http://www.w3.org/1998/Math/MathML">
  <semantics>
    <mrow>
      <msup>
        <mn>2</mn>
        <mn>64</mn>
      </msup>
      <mtext> ≡ 4 ⋅ </mtext>
      <munder>
        <munder>
          <mtext>16 ⋅ 4</mtext>
          <mo stretchy="false"></mo>
        </munder>
        <mn>1</mn>
      </munder>
      <mtext> ⋅ </mtext>
      <munder>
        <munder>
          <mtext>16 ⋅ 4</mtext>
          <mo stretchy="false"></mo>
        </munder>
        <mn>1</mn>
      </munder>
      <mtext> = 4</mtext>
      <mi/>
      <mtext>(mod 63)</mtext>
    </mrow>
    <annotation encoding="StarMath 5.0">2^64 " ≡ 4 ⋅ " "16 ⋅ 4" underbrace 1 " ⋅ " "16 ⋅ 4" underbrace 1 " = 4" ~~ "(mod 63)"</annotation>
  </semantics>
</math>
</file>

<file path=Object 2/content.xml><?xml version="1.0" encoding="utf-8"?>
<math xmlns="http://www.w3.org/1998/Math/MathML">
  <semantics>
    <mrow>
      <mfrac>
        <mn>1</mn>
        <mn>2</mn>
      </mfrac>
      <msup>
        <mtext>(n</mtext>
        <mn>2</mn>
      </msup>
      <mtext> + n + 2)</mtext>
    </mrow>
    <annotation encoding="StarMath 5.0">1 over 2 "(n"^2 " + n + 2)"</annotation>
  </semantics>
</math>
</file>

<file path=Object 3/content.xml><?xml version="1.0" encoding="utf-8"?>
<math xmlns="http://www.w3.org/1998/Math/MathML">
  <semantics>
    <mrow>
      <mtext>men  = </mtext>
      <munder>
        <mtext>|A ∪ B|</mtext>
        <mtext>≤ 7</mtext>
      </munder>
      <mtext> −  |A ∩ B| = </mtext>
      <munder>
        <mtext>|A|</mtext>
        <mtext>≥ 5</mtext>
      </munder>
      <mtext> + </mtext>
      <munder>
        <mtext>|B|</mtext>
        <mtext>≥ 5</mtext>
      </munder>
    </mrow>
    <annotation encoding="StarMath 5.0">"men  = " "|A ∪ B|" csub "≤ 7" " −  |A ∩ B| = " "|A|" csub "≥ 5" " + " "|B|" csub "≥ 5"</annotation>
  </semantics>
</math>
</file>

<file path=Object 4/content.xml><?xml version="1.0" encoding="utf-8"?>
<math xmlns="http://www.w3.org/1998/Math/MathML">
  <semantics>
    <mrow>
      <mfenced open="" close="">
        <mtable>
          <mtr>
            <mtd>
              <mn>1</mn>
            </mtd>
            <mtd>
              <mn>0</mn>
            </mtd>
            <mtd>
              <mn>1</mn>
            </mtd>
            <mtd>
              <mn>1</mn>
            </mtd>
            <mtd>
              <mn>0</mn>
            </mtd>
            <mtd>
              <mn>1</mn>
            </mtd>
            <mtd>
              <mn>0</mn>
            </mtd>
            <mtd>
              <mn>1</mn>
            </mtd>
          </mtr>
          <mtr>
            <mtd>
              <mn>0</mn>
            </mtd>
            <mtd>
              <mn>1</mn>
            </mtd>
            <mtd>
              <mn>0</mn>
            </mtd>
            <mtd>
              <mn>1</mn>
            </mtd>
            <mtd>
              <mn>0</mn>
            </mtd>
            <mtd>
              <mn>1</mn>
            </mtd>
            <mtd>
              <mn>1</mn>
            </mtd>
            <mtd>
              <mn>1</mn>
            </mtd>
          </mtr>
          <mtr>
            <mtd>
              <mn>1</mn>
            </mtd>
            <mtd>
              <mn>0</mn>
            </mtd>
            <mtd>
              <mn>1</mn>
            </mtd>
            <mtd>
              <mn>1</mn>
            </mtd>
            <mtd>
              <mn>1</mn>
            </mtd>
            <mtd>
              <mn>0</mn>
            </mtd>
            <mtd>
              <mn>1</mn>
            </mtd>
            <mtd>
              <mn>1</mn>
            </mtd>
          </mtr>
          <mtr>
            <mtd>
              <mn>0</mn>
            </mtd>
            <mtd>
              <mn>1</mn>
            </mtd>
            <mtd>
              <mn>1</mn>
            </mtd>
            <mtd>
              <mn>0</mn>
            </mtd>
            <mtd>
              <mn>1</mn>
            </mtd>
            <mtd>
              <mn>1</mn>
            </mtd>
            <mtd>
              <mn>0</mn>
            </mtd>
            <mtd>
              <mn>1</mn>
            </mtd>
          </mtr>
        </mtable>
      </mfenced>
      <mi/>
      <mover accent="true">
        <mtable>
          <mtr>
            <mtd>
              <mtext>r3 + r1</mtext>
            </mtd>
          </mtr>
          <mtr>
            <mtd>
              <mtext>r4 + r2</mtext>
            </mtd>
          </mtr>
        </mtable>
        <mo stretchy="false">˜</mo>
      </mover>
      <mi/>
      <mfenced open="" close="">
        <mtable>
          <mtr>
            <mtd>
              <mn>1</mn>
            </mtd>
            <mtd>
              <mn>0</mn>
            </mtd>
            <mtd>
              <mn>1</mn>
            </mtd>
            <mtd>
              <mn>1</mn>
            </mtd>
            <mtd>
              <mn>0</mn>
            </mtd>
            <mtd>
              <mn>1</mn>
            </mtd>
            <mtd>
              <mn>0</mn>
            </mtd>
            <mtd>
              <mn>1</mn>
            </mtd>
          </mtr>
          <mtr>
            <mtd>
              <mn>0</mn>
            </mtd>
            <mtd>
              <mn>1</mn>
            </mtd>
            <mtd>
              <mn>0</mn>
            </mtd>
            <mtd>
              <mn>1</mn>
            </mtd>
            <mtd>
              <mn>0</mn>
            </mtd>
            <mtd>
              <mn>1</mn>
            </mtd>
            <mtd>
              <mn>1</mn>
            </mtd>
            <mtd>
              <mn>1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n>1</mn>
            </mtd>
            <mtd>
              <mn>1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1</mn>
            </mtd>
            <mtd>
              <mn>1</mn>
            </mtd>
            <mtd>
              <mn>1</mn>
            </mtd>
            <mtd>
              <mn>0</mn>
            </mtd>
            <mtd>
              <mn>1</mn>
            </mtd>
            <mtd>
              <mn>0</mn>
            </mtd>
          </mtr>
        </mtable>
      </mfenced>
      <mi/>
      <mover accent="true">
        <mtext>r1 + r4</mtext>
        <mo stretchy="false">˜</mo>
      </mover>
    </mrow>
    <annotation encoding="StarMath 5.0">left ( matrix{1#0#1#1#0#1#0#1##0#1#0#1#0#1#1#1##1#0#1#1#1#0#1#1##0#1#1#0#1#1#0#1} right ) ~ widetilde stack {"r3 + r1" # "r4 + r2"} ~ left ( matrix{1#0#1#1#0#1#0#1##0#1#0#1#0#1#1#1##0#0#0#0#1#1#1#0##0#0#1#1#1#0#1#0} right )
~ widetilde "r1 + r4"</annotation>
  </semantics>
</math>
</file>

<file path=Object 5/content.xml><?xml version="1.0" encoding="utf-8"?>
<math xmlns="http://www.w3.org/1998/Math/MathML">
  <semantics>
    <mrow>
      <mtext>~</mtext>
      <mi/>
      <mfenced open="" close="">
        <mtable>
          <mtr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n>1</mn>
            </mtd>
            <mtd>
              <mn>1</mn>
            </mtd>
            <mtd>
              <mn>1</mn>
            </mtd>
          </mtr>
          <mtr>
            <mtd>
              <mn>0</mn>
            </mtd>
            <mtd>
              <mn>1</mn>
            </mtd>
            <mtd>
              <mn>0</mn>
            </mtd>
            <mtd>
              <mn>1</mn>
            </mtd>
            <mtd>
              <mn>0</mn>
            </mtd>
            <mtd>
              <mn>1</mn>
            </mtd>
            <mtd>
              <mn>1</mn>
            </mtd>
            <mtd>
              <mn>1</mn>
            </mtd>
          </mtr>
          <mtr>
            <mtd>
              <mn>0</mn>
            </mtd>
            <mtd>
              <mn>0</mn>
            </mtd>
            <mtd>
              <mn>1</mn>
            </mtd>
            <mtd>
              <mn>1</mn>
            </mtd>
            <mtd>
              <mn>1</mn>
            </mtd>
            <mtd>
              <mn>0</mn>
            </mtd>
            <mtd>
              <mn>1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n>1</mn>
            </mtd>
            <mtd>
              <mn>1</mn>
            </mtd>
            <mtd>
              <mn>0</mn>
            </mtd>
          </mtr>
        </mtable>
      </mfenced>
      <mi/>
      <mover accent="true">
        <mtable>
          <mtr>
            <mtd>
              <mtext>r1 + r3</mtext>
            </mtd>
          </mtr>
          <mtr>
            <mtd>
              <mtext>r3 + r4</mtext>
            </mtd>
          </mtr>
        </mtable>
        <mo stretchy="false">˜</mo>
      </mover>
      <mi/>
      <mfenced open="" close="">
        <mtable>
          <mtr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1</mn>
            </mtd>
          </mtr>
          <mtr>
            <mtd>
              <mn>0</mn>
            </mtd>
            <mtd>
              <mn>1</mn>
            </mtd>
            <mtd>
              <mn>0</mn>
            </mtd>
            <mtd>
              <mn>1</mn>
            </mtd>
            <mtd>
              <mn>0</mn>
            </mtd>
            <mtd>
              <mn>1</mn>
            </mtd>
            <mtd>
              <mn>1</mn>
            </mtd>
            <mtd>
              <mn>1</mn>
            </mtd>
          </mtr>
          <mtr>
            <mtd>
              <mn>0</mn>
            </mtd>
            <mtd>
              <mn>0</mn>
            </mtd>
            <mtd>
              <mn>1</mn>
            </mtd>
            <mtd>
              <mn>1</mn>
            </mtd>
            <mtd>
              <mn>0</mn>
            </mtd>
            <mtd>
              <mn>1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n>1</mn>
            </mtd>
            <mtd>
              <mn>1</mn>
            </mtd>
            <mtd>
              <mn>0</mn>
            </mtd>
          </mtr>
        </mtable>
      </mfenced>
      <msub>
        <mtext> = H</mtext>
        <mn>1</mn>
      </msub>
    </mrow>
    <annotation encoding="StarMath 5.0">"~" ~ left ( matrix{1#0#0#0#1#1#1#1##0#1#0#1#0#1#1#1##0#0#1#1#1#0#1#0##0#0#0#0#1#1#1#0} right ) ~ widetilde stack{"r1 + r3" # "r3 + r4"} ~ left ( matrix{1#0#0#0#0#0#0#1##0#1#0#1#0#1#1#1##0#0#1#1#0#1#0#0##0#0#0#0#1#1#1#0} right ) " = H"_1</annotation>
  </semantics>
</math>
</file>

<file path=Object 6/content.xml><?xml version="1.0" encoding="utf-8"?>
<math xmlns="http://www.w3.org/1998/Math/MathML">
  <semantics>
    <mrow>
      <mtext>Hz = </mtext>
      <mfenced open="" close="">
        <mtable>
          <mtr>
            <mtd>
              <mn>0</mn>
            </mtd>
          </mtr>
          <mtr>
            <mtd>
              <mn>0</mn>
            </mtd>
          </mtr>
          <mtr>
            <mtd>
              <mn>1</mn>
            </mtd>
          </mtr>
        </mtable>
      </mfenced>
      <mtext> = H:s 5:e kolonn</mtext>
    </mrow>
    <annotation encoding="StarMath 5.0">"Hz = " left ( stack{0#0#1} right ) " = H:s 5:e kolonn"</annotation>
  </semantics>
</math>
</file>

<file path=Object 7/content.xml><?xml version="1.0" encoding="utf-8"?>
<math xmlns="http://www.w3.org/1998/Math/MathML">
  <semantics>
    <mfenced open="" close="">
      <mtable>
        <mtr>
          <mtd>
            <mn>0</mn>
          </mtd>
        </mtr>
        <mtr>
          <mtd>
            <mn>0</mn>
          </mtd>
        </mtr>
        <mtr>
          <mtd>
            <mi mathvariant="normal">⋮</mi>
          </mtd>
        </mtr>
        <mtr>
          <mtd>
            <mn>0</mn>
          </mtd>
        </mtr>
      </mtable>
    </mfenced>
    <annotation encoding="StarMath 5.0">left ( stack{0#0#⋮#0} right )</annotation>
  </semantics>
</math>
</file>

<file path=Object 8/content.xml><?xml version="1.0" encoding="utf-8"?>
<math xmlns="http://www.w3.org/1998/Math/MathML">
  <semantics>
    <mrow>
      <mtext>H = </mtext>
      <mfenced open="" close="">
        <mtable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n>1</mn>
            </mtd>
            <mtd>
              <mn>1</mn>
            </mtd>
            <mtd>
              <mn>1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n>1</mn>
            </mtd>
            <mtd>
              <mn>1</mn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1</mn>
            </mtd>
            <mtd>
              <mn>1</mn>
            </mtd>
            <mtd>
              <mn>0</mn>
            </mtd>
            <mtd>
              <mn>0</mn>
            </mtd>
            <mtd>
              <mn>1</mn>
            </mtd>
            <mtd>
              <mn>1</mn>
            </mtd>
            <mtd>
              <mn>0</mn>
            </mtd>
            <mtd>
              <mn>0</mn>
            </mtd>
            <mtd>
              <mn>1</mn>
            </mtd>
            <mtd>
              <mn>1</mn>
            </mtd>
          </mtr>
          <mtr>
            <mtd>
              <mn>1</mn>
            </mtd>
            <mtd>
              <mn>0</mn>
            </mtd>
            <mtd>
              <mn>1</mn>
            </mtd>
            <mtd>
              <mn>0</mn>
            </mtd>
            <mtd>
              <mn>1</mn>
            </mtd>
            <mtd>
              <mn>0</mn>
            </mtd>
            <mtd>
              <mn>1</mn>
            </mtd>
            <mtd>
              <mn>0</mn>
            </mtd>
            <mtd>
              <mn>1</mn>
            </mtd>
            <mtd>
              <mn>0</mn>
            </mtd>
            <mtd>
              <mn>1</mn>
            </mtd>
          </mtr>
        </mtable>
      </mfenced>
    </mrow>
    <annotation encoding="StarMath 5.0">"H = " left ( matrix{0#0#0#0#0#0#0#1#1#1#1##0#0#0#1#1#1#1#0#0#0#0##0#1#1#0#0#1#1#0#0#1#1##1#0#1#0#1#0#1#0#1#0#1} right )</annotation>
  </semantics>
</math>
</file>

<file path=Object 9/content.xml><?xml version="1.0" encoding="utf-8"?>
<math xmlns="http://www.w3.org/1998/Math/MathML">
  <semantics>
    <mrow>
      <mtext>RSA med n = 77 = </mtext>
      <mover>
        <mn>7</mn>
        <mi mathvariant="normal">p</mi>
      </mover>
      <mtext> ⋅ </mtext>
      <mover>
        <mn>11</mn>
        <mi mathvariant="normal">q</mi>
      </mover>
    </mrow>
    <annotation encoding="StarMath 5.0">"RSA med n = 77 = " 7 csup p " ⋅ " 11 csup q</annotation>
  </semantics>
</math>
</file>